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e是gugu的基础类，gugu中的其他类都继承自Base，Base对gugu中其他类的通用操作进行了统一封装。</text:p>
      <text:p text:style-name="Standard"/>
      <text:p text:style-name="Standard">[b]__init__(pandas=True, inter=True)[/b]</text:p>
      <text:p text:style-name="Standard">初始化方法中有两个重要变量：</text:p>
      <text:p text:style-name="Standard">[list=1]</text:p>
      <text:p text:style-name="Standard">[*]pandas：控制获取的数据是否使用pandas.DataFrame格式，默认使用，如果您需要对获取的数据进行迭代处理，将pandas设为False将返回list格式会更方便处理一些，或者您对pandas还不太熟悉也可以将pandas设为False返回list格式</text:p>
      <text:p text:style-name="Standard">[*]inter：控制交互模式，当inter为True时表示系统使用交互模式，在数据的获取过程中系统将会在控制台进行交互信息提示，如果您是将gugu集成在您的项目中作为api调用，将inter设为False将会获取更高的性能。</text:p>
      <text:p text:style-name="Standard">[/list]</text:p>
      <text:p text:style-name="Standard">另外在使用过程中您也可以通过setPandas及setInter改变pandas及inter的值，还可以通过getPandas及getInter获取当前的pandas及inter的值</text:p>
      <text:p text:style-name="Standard">示例：</text:p>
      <text:p text:style-name="Standard">[i]import gugu as gg[/i]</text:p>
      <text:p text:style-name="Standard">[i]obj = gg.MarketData(pandas=False, inter=False)[/i] <text:s text:c="2"/># 创建市场数据对象（使用list数据格式；不使用交互模式）</text:p>
      <text:p text:style-name="Standard"/>
      <text:p text:style-name="Standard">[b]output(full=False)[/b]</text:p>
      <text:p text:style-name="Standard">output方法将对获取的数据格式化（pandas.DataFrame）输出，full为True时将对所有的数据进行输出，为False时将只对部分数据进行简化输出。</text:p>
      <text:p text:style-name="Standard">示例：</text:p>
      <text:p text:style-name="Standard">[i]import gugu as gg[/i]</text:p>
      <text:p text:style-name="Standard">[i]obj = gg.MarketData()[/i] <text:s text:c="2"/># 创建市场数据对象</text:p>
      <text:p text:style-name="Standard">[i]data = obj.index()[/i] <text:s text:c="2"/># 获取大盘指数行情</text:p>
      <text:p text:style-name="Standard">[i]obj.output()[/i] <text:s text:c="2"/># 输出数据</text:p>
      <text:p text:style-name="Standard"/>
      <text:p text:style-name="Standard">[b]setPandas(pandas=False)[/b]</text:p>
      <text:p text:style-name="Standard">setPandas方法设置pandas的值，参数pandas为True时获取的数据将使用pandas.DataFrame格式，为False时将使用list格式</text:p>
      <text:p text:style-name="Standard">示例：</text:p>
      <text:p text:style-name="Standard">[i]import gugu as gg[/i]</text:p>
      <text:p text:style-name="Standard">[i]obj = gg.MarketData()[/i] <text:s text:c="2"/># 创建市场数据对象</text:p>
      <text:p text:style-name="Standard">[i]obj.setPandas(pandas=False)[/i] <text:s/># 设置pandas的值为False，使用list格式返回数据</text:p>
      <text:p text:style-name="Standard"/>
      <text:p text:style-name="Standard">[b]getPandas()[/b]</text:p>
      <text:p text:style-name="Standard">getPandas方法获取当前pandas的值</text:p>
      <text:p text:style-name="Standard">示例：</text:p>
      <text:p text:style-name="Standard">[i]import gugu as gg[/i]</text:p>
      <text:p text:style-name="Standard">[i]obj = gg.MarketData()[/i] <text:s text:c="2"/># 创建市场数据对象</text:p>
      <text:p text:style-name="Standard">[i]pandas = obj.getPandas()[/i] <text:s/># 获取当前pandas值</text:p>
      <text:p text:style-name="Standard"/>
      <text:p text:style-name="Standard">[b]setInter(inter=False)[/b]</text:p>
      <text:p text:style-name="Standard">setInter方法设置inter的值，参数inter为True时将使用交互模式，为False时将不使用交互模式</text:p>
      <text:p text:style-name="Standard"/>
      <text:p text:style-name="Standard">[b]getInter()[/b]</text:p>
      <text:p text:style-name="Standard">getInter方法获取当前inter的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31:02.648598739</meta:creation-date>
    <dc:date>2019-03-20T12:31:55.926083999</dc:date>
    <meta:editing-duration>PT57S</meta:editing-duration>
    <meta:editing-cycles>1</meta:editing-cycles>
    <meta:document-statistic meta:table-count="0" meta:image-count="0" meta:object-count="0" meta:page-count="1" meta:paragraph-count="34" meta:word-count="558" meta:character-count="1341" meta:non-whitespace-character-count="1285"/>
    <meta:generator>LibreOffice/6.0.6.2$Linux_X86_64 LibreOffice_project/00m0$Build-2</meta:generator>
  </office:meta>
</office:document-meta>
</file>